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9.49pt"/>
    </style:style>
    <style:style style:name="co2" style:family="table-column">
      <style:table-column-properties fo:break-before="auto" style:column-width="272.86pt"/>
    </style:style>
    <style:style style:name="co3" style:family="table-column">
      <style:table-column-properties fo:break-before="auto" style:column-width="57.9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97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table:formula="of:=(1/3)*([.C2]+2-2*[.D2])/(2*[.D2]+1- [.C2])" office:value-type="float" office:value="0.916666666666667" calcext:value-type="float">
            <text:p>0.916666666666667</text:p>
          </table:table-cell>
          <table:table-cell table:formula="of:=(1/9)*([.C2]-2*[.D2]+2)*(2*[.C2]-[.D2]+1)/(([.C2]-2*[.D2]-1)*(2*[.C2]-[.D2]-2))" office:value-type="float" office:value="0.611111111111111" calcext:value-type="float">
            <text:p>0.611111111111111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32</text:p>
          </table:table-cell>
          <table:table-cell office:value-type="string" calcext:value-type="string">
            <text:p>P31</text:p>
          </table:table-cell>
          <table:table-cell table:number-columns-repeated="2"/>
        </table:table-row>
        <table:table-row table:style-name="ro1">
          <table:table-cell table:formula="of:=(1+[.A2])/(1+[.A2]+[.B2])" office:value-type="float" office:value="0.758241758241758" calcext:value-type="float">
            <text:p>0.758241758241758</text:p>
          </table:table-cell>
          <table:table-cell table:formula="of:=1/(1+[.A2]+[.B2])" office:value-type="float" office:value="0.395604395604395" calcext:value-type="float">
            <text:p>0.395604395604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f</text:p>
          </table:table-cell>
          <table:table-cell table:number-columns-repeated="3"/>
        </table:table-row>
        <table:table-row table:style-name="ro1">
          <table:table-cell table:formula="of:=0.5*[.A5]+0.5*[.B5]" office:value-type="float" office:value="0.576923076923077" calcext:value-type="float">
            <text:p>0.576923076923077</text:p>
          </table:table-cell>
          <table:table-cell table:number-columns-repeated="3"/>
        </table:table-row>
      </table:table>
      <table:table table:name="Sheet2" table:style-name="ta1"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pi2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table:formula="of:=(3*[.C1]*[.C2]*(3-[.C1]-2*(1-[.C2])) / ([.C1]*([.C1] +2*(1-[.C2]))*(2*[.C1] + (1-[.C2]))+3*[.C1]*[.C2]*(2*[.C1]+(1-[.C2]))+[.C2]*([.C2]+2*(1-[.C1]))))" office:value-type="float" office:value="0.0808988764044944" calcext:value-type="float">
            <text:p>0.080898876404494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1</text:p>
          </table:table-cell>
          <table:table-cell table:number-columns-repeated="5"/>
        </table:table-row>
        <table:table-row table:style-name="ro1">
          <table:table-cell table:formula="of:=[.A2]*(2*[.C1]+(1-[.C2]))/(3-[.C1]-2*(1-[.C2]))" office:value-type="float" office:value="0.202247191011236" calcext:value-type="float">
            <text:p>0.2022471910112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3</text:p>
          </table:table-cell>
          <table:table-cell table:number-columns-repeated="5"/>
        </table:table-row>
        <table:table-row table:style-name="ro1">
          <table:table-cell table:formula="of:=[.A4]*([.C2]+2-2*[.C1])/3*[.C1]" office:value-type="float" office:value="0.0404494382022472" calcext:value-type="float">
            <text:p>0.0404494382022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 inf</text:p>
          </table:table-cell>
          <table:table-cell table:number-columns-repeated="5"/>
        </table:table-row>
        <table:table-row table:style-name="ro1">
          <table:table-cell table:formula="of:=(1/3)*[.A4] + (2/3)*[.A2] + [.A6]" office:value-type="float" office:value="0.161797752808989" calcext:value-type="float">
            <text:p>0.16179775280898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03:11:40.003657900</meta:creation-date>
    <dc:date>2017-04-24T06:07:11.851608897</dc:date>
    <meta:editing-duration>PT18M9S</meta:editing-duration>
    <meta:editing-cycles>5</meta:editing-cycles>
    <meta:generator>LibreOffice/5.3.2.2$Linux_X86_64 LibreOffice_project/30m0$Build-2</meta:generator>
    <meta:document-statistic meta:table-count="2" meta:cell-count="24" meta:object-count="0"/>
  </office:meta>
</office:document-meta>
</file>